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ef2c3" officeooo:paragraph-rsid="001ef2c3" style:font-style-asian="italic" style:font-style-complex="italic"/>
    </style:style>
    <style:style style:name="P2" style:family="paragraph" style:parent-style-name="Standard">
      <style:text-properties style:font-name="Liberation Serif" fo:font-size="12pt" fo:font-style="normal" officeooo:rsid="002f4261" officeooo:paragraph-rsid="002f4261" style:font-size-asian="12pt" style:font-style-asian="normal" style:font-size-complex="12pt" style:font-style-complex="normal"/>
    </style:style>
    <style:style style:name="P3" style:family="paragraph" style:parent-style-name="Standard" style:list-style-name="L1">
      <style:text-properties officeooo:rsid="001ef2c3" officeooo:paragraph-rsid="001ef2c3"/>
    </style:style>
    <style:style style:name="P4" style:family="paragraph" style:parent-style-name="Standard" style:list-style-name="L1">
      <style:text-properties officeooo:rsid="001ef2c3" officeooo:paragraph-rsid="001fb33c"/>
    </style:style>
    <style:style style:name="P5" style:family="paragraph" style:parent-style-name="Standard" style:list-style-name="L1">
      <style:text-properties style:text-underline-style="none" fo:font-weight="bold" officeooo:rsid="001ef2c3" officeooo:paragraph-rsid="001ef2c3" style:font-weight-asian="bold" style:font-weight-complex="bold"/>
    </style:style>
    <style:style style:name="P6" style:family="paragraph" style:parent-style-name="Standard" style:list-style-name="L1">
      <style:text-properties style:text-underline-style="none" fo:font-weight="bold" officeooo:rsid="001fb33c" officeooo:paragraph-rsid="001fb33c" style:font-weight-asian="bold" style:font-weight-complex="bold"/>
    </style:style>
    <style:style style:name="P7" style:family="paragraph" style:parent-style-name="Standard" style:list-style-name="L1">
      <style:text-properties officeooo:rsid="001fb33c" officeooo:paragraph-rsid="001fb33c"/>
    </style:style>
    <style:style style:name="P8" style:family="paragraph" style:parent-style-name="Standard" style:list-style-name="L1">
      <style:text-properties fo:font-style="normal" style:text-underline-style="none" officeooo:rsid="001fb33c" officeooo:paragraph-rsid="001fb33c" style:font-style-asian="normal" style:font-style-complex="normal"/>
    </style:style>
    <style:style style:name="P9" style:family="paragraph" style:parent-style-name="Standard" style:list-style-name="L1">
      <style:text-properties officeooo:rsid="002024b6" officeooo:paragraph-rsid="002024b6"/>
    </style:style>
    <style:style style:name="P10" style:family="paragraph" style:parent-style-name="Standard" style:list-style-name="L1">
      <style:text-properties officeooo:rsid="0021b940" officeooo:paragraph-rsid="0021b940"/>
    </style:style>
    <style:style style:name="P11" style:family="paragraph" style:parent-style-name="Standard" style:list-style-name="L1">
      <style:text-properties fo:font-weight="bold" officeooo:rsid="0021b940" officeooo:paragraph-rsid="0021b940" style:font-weight-asian="bold" style:font-weight-complex="bold"/>
    </style:style>
    <style:style style:name="P12" style:family="paragraph" style:parent-style-name="Standard" style:list-style-name="L1">
      <style:text-properties officeooo:rsid="00227c05" officeooo:paragraph-rsid="00227c05"/>
    </style:style>
    <style:style style:name="P13" style:family="paragraph" style:parent-style-name="Standard" style:list-style-name="L1">
      <style:text-properties officeooo:rsid="0027e8d2" officeooo:paragraph-rsid="0027e8d2"/>
    </style:style>
    <style:style style:name="P14" style:family="paragraph" style:parent-style-name="Standard" style:list-style-name="L1">
      <style:text-properties officeooo:rsid="0025c309" officeooo:paragraph-rsid="0025c309"/>
    </style:style>
    <style:style style:name="P15" style:family="paragraph" style:parent-style-name="Standard" style:list-style-name="L1">
      <style:text-properties officeooo:rsid="0024cebe" officeooo:paragraph-rsid="0024cebe"/>
    </style:style>
    <style:style style:name="P16" style:family="paragraph" style:parent-style-name="Standard" style:list-style-name="L1">
      <style:text-properties fo:font-weight="normal" officeooo:rsid="002b3efc" officeooo:paragraph-rsid="002b3efc" style:font-weight-asian="normal" style:font-weight-complex="normal"/>
    </style:style>
    <style:style style:name="P17" style:family="paragraph" style:parent-style-name="Standard" style:list-style-name="L1">
      <style:text-properties officeooo:rsid="002627ad" officeooo:paragraph-rsid="002b3efc"/>
    </style:style>
    <style:style style:name="P18" style:family="paragraph" style:parent-style-name="Standard" style:list-style-name="L1">
      <style:text-properties style:font-name="Arial" fo:font-size="10pt" fo:font-style="normal" officeooo:rsid="002627ad" officeooo:paragraph-rsid="002b3efc" style:font-size-asian="10pt" style:font-style-asian="normal" style:font-size-complex="10pt" style:font-style-complex="normal"/>
    </style:style>
    <style:style style:name="P19" style:family="paragraph" style:parent-style-name="Standard" style:list-style-name="L1">
      <style:text-properties style:font-name="Arial" fo:font-size="10pt" fo:font-style="normal" officeooo:rsid="002be6aa" officeooo:paragraph-rsid="002be6aa" style:font-size-asian="10pt" style:font-style-asian="normal" style:font-size-complex="10pt" style:font-style-complex="normal"/>
    </style:style>
    <style:style style:name="P20" style:family="paragraph" style:parent-style-name="Standard" style:list-style-name="L1">
      <style:text-properties style:font-name="Arial" fo:font-size="10pt" fo:font-style="normal" officeooo:rsid="0029a75a" officeooo:paragraph-rsid="002b3efc" style:font-size-asian="10pt" style:font-style-asian="normal" style:font-size-complex="10pt" style:font-style-complex="normal"/>
    </style:style>
    <style:style style:name="P21" style:family="paragraph" style:parent-style-name="Standard" style:list-style-name="L1">
      <style:text-properties style:font-name="Arial" fo:font-size="10pt" fo:font-style="normal" officeooo:rsid="002a2e32" officeooo:paragraph-rsid="002b3efc" style:font-size-asian="10pt" style:font-style-asian="normal" style:font-size-complex="10pt" style:font-style-complex="normal"/>
    </style:style>
    <style:style style:name="P22" style:family="paragraph" style:parent-style-name="Standard" style:list-style-name="L1">
      <style:text-properties style:font-name="Arial" fo:font-size="10pt" fo:font-style="normal" officeooo:rsid="002b3efc" officeooo:paragraph-rsid="002b3efc" style:font-size-asian="10pt" style:font-style-asian="normal" style:font-size-complex="10pt" style:font-style-complex="normal"/>
    </style:style>
    <style:style style:name="P23" style:family="paragraph" style:parent-style-name="Standard" style:list-style-name="L1">
      <style:text-properties officeooo:rsid="002be6aa" officeooo:paragraph-rsid="002be6aa"/>
    </style:style>
    <style:style style:name="P24" style:family="paragraph" style:parent-style-name="Standard" style:list-style-name="L1">
      <style:text-properties style:font-name="Liberation Serif" fo:font-size="12pt" fo:font-style="normal" officeooo:rsid="002f414a" officeooo:paragraph-rsid="002f414a" style:font-size-asian="12pt" style:font-style-asian="normal" style:font-size-complex="12pt" style:font-style-complex="normal"/>
    </style:style>
    <style:style style:name="P25" style:family="paragraph" style:parent-style-name="Standard" style:list-style-name="L1">
      <style:text-properties style:font-name="Liberation Serif" fo:font-size="12pt" fo:font-style="normal" officeooo:rsid="002f4261" officeooo:paragraph-rsid="002f4261" style:font-size-asian="12pt" style:font-style-asian="normal" style:font-size-complex="12pt" style:font-style-complex="normal"/>
    </style:style>
    <style:style style:name="P26" style:family="paragraph" style:parent-style-name="Standard" style:list-style-name="L1">
      <style:text-properties style:font-name="Liberation Serif" fo:font-size="12pt" fo:font-style="normal" officeooo:rsid="00307ab3" officeooo:paragraph-rsid="00307ab3" style:font-size-asian="12pt" style:font-style-asian="normal" style:font-size-complex="12pt" style:font-style-complex="normal"/>
    </style:style>
    <style:style style:name="P27" style:family="paragraph" style:parent-style-name="Standard" style:list-style-name="L1">
      <style:text-properties style:font-name="Liberation Serif" fo:font-size="12pt" fo:font-style="normal" officeooo:rsid="0021b940" officeooo:paragraph-rsid="002f4261" style:font-size-asian="12pt" style:font-style-asian="normal" style:font-size-complex="12pt" style:font-style-complex="normal"/>
    </style:style>
    <style:style style:name="P28" style:family="paragraph" style:parent-style-name="Standard" style:list-style-name="L1">
      <style:text-properties style:font-name="Liberation Serif" fo:font-size="12pt" fo:font-style="normal" officeooo:rsid="0029a75a" officeooo:paragraph-rsid="002f4261" style:font-size-asian="12pt" style:font-style-asian="normal" style:font-size-complex="12pt" style:font-style-complex="normal"/>
    </style:style>
    <style:style style:name="P29" style:family="paragraph" style:parent-style-name="Standard" style:list-style-name="L1">
      <style:text-properties style:font-name="Liberation Serif" fo:font-size="12pt" fo:font-style="normal" officeooo:rsid="002b3efc" officeooo:paragraph-rsid="002f4261" style:font-size-asian="12pt" style:font-style-asian="normal" style:font-size-complex="12pt" style:font-style-complex="normal"/>
    </style:style>
    <style:style style:name="P30" style:family="paragraph" style:parent-style-name="Standard" style:list-style-name="L1">
      <style:text-properties style:font-name="Liberation Serif" fo:font-size="12pt" fo:font-style="normal" officeooo:rsid="0031a701" officeooo:paragraph-rsid="0031a701" style:font-size-asian="12pt" style:font-style-asian="normal" style:font-size-complex="12pt" style:font-style-complex="normal"/>
    </style:style>
    <style:style style:name="P31" style:family="paragraph" style:parent-style-name="Standard">
      <style:text-properties style:font-name="Liberation Serif" fo:font-size="12pt" fo:font-style="normal" officeooo:rsid="0031a701" officeooo:paragraph-rsid="0031a701" style:font-size-asian="12pt" style:font-style-asian="normal" style:font-size-complex="12pt" style:font-style-complex="normal"/>
    </style:style>
    <style:style style:name="P32" style:family="paragraph" style:parent-style-name="Standard" style:list-style-name="L2">
      <style:text-properties style:font-name="Liberation Serif" fo:font-size="12pt" fo:font-style="normal" officeooo:rsid="00339481" officeooo:paragraph-rsid="00338c47" style:font-size-asian="12pt" style:font-style-asian="normal" style:font-size-complex="12pt" style:font-style-complex="normal"/>
    </style:style>
    <style:style style:name="P33" style:family="paragraph" style:parent-style-name="Standard" style:list-style-name="L2">
      <style:text-properties style:font-name="Liberation Serif" fo:font-size="12pt" fo:font-style="normal" officeooo:rsid="003111f1" officeooo:paragraph-rsid="00338c47" style:font-size-asian="12pt" style:font-style-asian="normal" style:font-size-complex="12pt" style:font-style-complex="normal"/>
    </style:style>
    <style:style style:name="P34" style:family="paragraph" style:parent-style-name="Standard" style:list-style-name="L1">
      <style:text-properties style:font-name="Liberation Serif" fo:font-size="12pt" fo:font-style="normal" fo:font-weight="bold" officeooo:rsid="0031a701" officeooo:paragraph-rsid="0031a701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list-style-name="L2">
      <style:text-properties officeooo:paragraph-rsid="00338c47"/>
    </style:style>
    <style:style style:name="P36" style:family="paragraph" style:parent-style-name="Standard">
      <style:text-properties fo:font-style="italic" officeooo:paragraph-rsid="00339bc4" style:font-style-asian="italic" style:font-style-complex="italic"/>
    </style:style>
    <style:style style:name="P3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fo:font-style="italic" officeooo:paragraph-rsid="00339bc4" style:font-style-asian="italic" style:font-style-complex="italic"/>
    </style:style>
    <style:style style:name="T1" style:family="text">
      <style:text-properties officeooo:rsid="001fb33c"/>
    </style:style>
    <style:style style:name="T2" style:family="text">
      <style:text-properties officeooo:rsid="002024b6"/>
    </style:style>
    <style:style style:name="T3" style:family="text">
      <style:text-properties officeooo:rsid="0022f73f"/>
    </style:style>
    <style:style style:name="T4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font-name="Arial" fo:font-size="10pt" fo:font-style="normal" officeooo:rsid="0027e8d2" style:font-size-asian="10pt" style:font-style-asian="normal" style:font-size-complex="10pt" style:font-style-complex="normal"/>
    </style:style>
    <style:style style:name="T6" style:family="text">
      <style:text-properties style:font-name="Arial" fo:font-size="10pt" fo:font-style="normal" officeooo:rsid="002a2e32" style:font-size-asian="10pt" style:font-style-asian="normal" style:font-size-complex="10pt" style:font-style-complex="normal"/>
    </style:style>
    <style:style style:name="T7" style:family="text">
      <style:text-properties style:font-name="Arial" fo:font-size="10pt" fo:font-style="normal" officeooo:rsid="002b3efc" style:font-size-asian="10pt" style:font-style-asian="normal" style:font-size-complex="10pt" style:font-style-complex="normal"/>
    </style:style>
    <style:style style:name="T8" style:family="text">
      <style:text-properties style:font-name="Arial" fo:font-size="10pt" fo:font-style="normal" officeooo:rsid="0029a75a" style:font-size-asian="10pt" style:font-style-asian="normal" style:font-size-complex="10pt" style:font-style-complex="normal"/>
    </style:style>
    <style:style style:name="T9" style:family="text">
      <style:text-properties style:font-name="Arial" fo:font-size="10pt" fo:font-style="normal" officeooo:rsid="002be6aa" style:font-size-asian="10pt" style:font-style-asian="normal" style:font-size-complex="10pt" style:font-style-complex="normal"/>
    </style:style>
    <style:style style:name="T10" style:family="text">
      <style:text-properties officeooo:rsid="002b3efc"/>
    </style:style>
    <style:style style:name="T11" style:family="text">
      <style:text-properties officeooo:rsid="002be6a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1b940"/>
    </style:style>
    <style:style style:name="T14" style:family="text">
      <style:text-properties style:font-name="Liberation Serif" fo:font-size="12pt" officeooo:rsid="003111f1" style:font-size-asian="12pt" style:font-size-complex="12pt"/>
    </style:style>
    <style:style style:name="T15" style:family="text">
      <style:text-properties style:font-name="Liberation Serif" fo:font-size="12pt" officeooo:rsid="00339481" style:font-size-asian="12pt" style:font-size-complex="12pt"/>
    </style:style>
    <style:style style:name="T16" style:family="text">
      <style:text-properties style:font-name="Liberation Serif" fo:font-size="12pt" officeooo:rsid="00339bc4" style:font-size-asian="12pt" style:font-size-complex="12pt"/>
    </style:style>
    <style:style style:name="T17" style:family="text">
      <style:text-properties style:font-name="Liberation Serif" fo:font-size="12pt" fo:font-style="normal" officeooo:rsid="003111f1" style:font-size-asian="12pt" style:font-style-asian="normal" style:font-size-complex="12pt" style:font-style-complex="normal"/>
    </style:style>
    <style:style style:name="T18" style:family="text">
      <style:text-properties style:font-name="Liberation Serif" fo:font-size="12pt" fo:font-style="normal" officeooo:rsid="00339481" style:font-size-asian="12pt" style:font-style-asian="normal" style:font-size-complex="12pt" style:font-style-complex="normal"/>
    </style:style>
    <style:style style:name="T19" style:family="text">
      <style:text-properties style:font-name="Liberation Serif" fo:font-size="12pt" fo:font-style="normal" officeooo:rsid="00339bc4" style:font-size-asian="12pt" style:font-style-asian="normal" style:font-size-complex="12pt" style:font-style-complex="normal"/>
    </style:style>
    <style:style style:name="T20" style:family="text">
      <style:text-properties officeooo:rsid="003111f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 Jan 2016 – Wednesday</text:p>
      <text:p text:style-name="P1"/>
      <text:list xml:id="list7822526908843244720" text:style-name="L1">
        <text:list-item>
          <text:p text:style-name="P3">Types of Programming Languages</text:p>
          <text:list>
            <text:list-item>
              <text:p text:style-name="P5">Imperative</text:p>
              <text:list>
                <text:list-item>
                  <text:p text:style-name="P3">“Classic” program, von Neumann</text:p>
                </text:list-item>
                <text:list-item>
                  <text:p text:style-name="P3">i.e., Python, Perl, most languages</text:p>
                </text:list-item>
              </text:list>
            </text:list-item>
            <text:list-item>
              <text:p text:style-name="P5">Object-oriented</text:p>
              <text:list>
                <text:list-item>
                  <text:p text:style-name="P3">Focus on objects, organizing code w/ objects and interactions b/w objects</text:p>
                </text:list-item>
                <text:list-item>
                  <text:p text:style-name="P3">Almost all of these are also imperative languages</text:p>
                </text:list-item>
                <text:list-item>
                  <text:p text:style-name="P3">i.e., Java</text:p>
                </text:list-item>
              </text:list>
            </text:list-item>
            <text:list-item>
              <text:p text:style-name="P5">Functional</text:p>
              <text:list>
                <text:list-item>
                  <text:p text:style-name="P3">Used to model problems as a series of mathematical functions</text:p>
                </text:list-item>
                <text:list-item>
                  <text:p text:style-name="P3">Focus is: input is numbers, output is numbers, what do you do w that?</text:p>
                </text:list-item>
                <text:list-item>
                  <text:p text:style-name="P3">i.e., R, Lisp</text:p>
                </text:list-item>
              </text:list>
            </text:list-item>
            <text:list-item>
              <text:p text:style-name="P5">Logical, aka Rule-Based</text:p>
              <text:list>
                <text:list-item>
                  <text:p text:style-name="P3">You define a set of rules for interpreting input – model what the outcome should be and see if the input matches it</text:p>
                </text:list-item>
                <text:list-item>
                  <text:p text:style-name="P3">Can be used for natural language processing</text:p>
                </text:list-item>
                <text:list-item>
                  <text:p text:style-name="P4">i.e., Prolog</text:p>
                </text:list-item>
              </text:list>
            </text:list-item>
            <text:list-item>
              <text:p text:style-name="P6">Compiled</text:p>
              <text:list>
                <text:list-item>
                  <text:p text:style-name="P7">Translated into machine code and can be run directly on the computer</text:p>
                </text:list-item>
                <text:list-item>
                  <text:p text:style-name="P7">i.e., C, C++, kind of Java</text:p>
                </text:list-item>
              </text:list>
            </text:list-item>
            <text:list-item>
              <text:p text:style-name="P5">Scripting</text:p>
              <text:list>
                <text:list-item>
                  <text:p text:style-name="P3">Used to write scripts easily—short programs that do something quickly, usually</text:p>
                </text:list-item>
                <text:list-item>
                  <text:p text:style-name="P7">Tend not to be compiled</text:p>
                </text:list-item>
                <text:list-item>
                  <text:p text:style-name="P7">i.e., Python, Perl</text:p>
                </text:list-item>
              </text:list>
            </text:list-item>
            <text:list-item>
              <text:p text:style-name="P6">General purpose</text:p>
              <text:list>
                <text:list-item>
                  <text:p text:style-name="P7">Not designed for something specific</text:p>
                </text:list-item>
                <text:list-item>
                  <text:p text:style-name="P7">i.e., Java, C(++)</text:p>
                </text:list-item>
              </text:list>
            </text:list-item>
            <text:list-item>
              <text:p text:style-name="P6">High-level vs. low-level</text:p>
              <text:list>
                <text:list-item>
                  <text:p text:style-name="P7">High: abstract away from the machine code; i.e., most languages</text:p>
                </text:list-item>
                <text:list-item>
                  <text:p text:style-name="P7">Low: talking directly to the CPU; i.e., BASIC, Assembly</text:p>
                </text:list-item>
              </text:list>
            </text:list-item>
          </text:list>
        </text:list-item>
        <text:list-item>
          <text:p text:style-name="P7">Compiling</text:p>
          <text:list>
            <text:list-item>
              <text:p text:style-name="P8">Steps</text:p>
              <text:list>
                <text:list-item>
                  <text:p text:style-name="P7">Lexical analyzer – “do I know all the words you wrote?”</text:p>
                </text:list-item>
                <text:list-item>
                  <text:p text:style-name="P7">Syntactic analyzer – “<text:span text:style-name="T2">is this statement formed correctly</text:span>”</text:p>
                </text:list-item>
                <text:list-item>
                  <text:p text:style-name="P7">Type checker</text:p>
                </text:list-item>
                <text:list-item>
                  <text:p text:style-name="P7">Code optimizer</text:p>
                </text:list-item>
                <text:list-item>
                  <text:p text:style-name="P7">Code generator – where machine code is produced</text:p>
                </text:list-item>
                <text:list-item>
                  <text:p text:style-name="P7">Output</text:p>
                </text:list-item>
              </text:list>
            </text:list-item>
            <text:list-item>
              <text:p text:style-name="P9">Compiles before running, whereas interpreted languages translate while running</text:p>
            </text:list-item>
            <text:list-item>
              <text:p text:style-name="P7">Java compiles something that works on its own virtual machine, not necessarily on the physical computer, <text:span text:style-name="T2">so it's kind of a compiled language</text:span></text:p>
            </text:list-item>
          </text:list>
        </text:list-item>
        <text:list-item>
          <text:p text:style-name="P10">Analyzing syntax</text:p>
          <text:list>
            <text:list-item>
              <text:p text:style-name="P10">Make a syntax tree to try to get to a rule</text:p>
            </text:list-item>
            <text:list-item>
              <text:p text:style-name="P10">Top level rules are things that never appear on the right side of a description; i.e., are never a definition</text:p>
            </text:list-item>
            <text:list-item>
              <text:p text:style-name="P11">CFG – context-free grammar</text:p>
              <text:list>
                <text:list-item>
                  <text:p text:style-name="P12">Just checks for <text:span text:style-name="T3">grammar, not meaning</text:span></text:p>
                  <text:list>
                    <text:list-item>
                      <text:p text:style-name="P13"><text:soft-page-break/>Makes a tree</text:p>
                    </text:list-item>
                    <text:list-item>
                      <text:p text:style-name="P13">Can be a left-leaning derivation <text:span text:style-name="T1">– </text:span>longest height is on the left</text:p>
                    </text:list-item>
                    <text:list-item>
                      <text:p text:style-name="P13">Or right-leaning <text:span text:style-name="T1">– </text:span>longest height is on the right</text:p>
                    </text:list-item>
                  </text:list>
                </text:list-item>
                <text:list-item>
                  <text:p text:style-name="P14">Sets of rules</text:p>
                  <text:list>
                    <text:list-item>
                      <text:p text:style-name="P12">P <text:span text:style-name="T1">– production</text:span>; <text:span text:style-name="T3">all the rules</text:span></text:p>
                    </text:list-item>
                    <text:list-item>
                      <text:p text:style-name="P12">T <text:span text:style-name="T1">– </text:span>terminal; are on the right side of the definition and don't appear anywhere else, are on the bottom of the tree</text:p>
                    </text:list-item>
                    <text:list-item>
                      <text:p text:style-name="P12">N <text:span text:style-name="T1">– </text:span>non-terminal</text:p>
                    </text:list-item>
                    <text:list-item>
                      <text:p text:style-name="P12">S <text:span text:style-name="T1">– </text:span>start symbol; root</text:p>
                    </text:list-item>
                  </text:list>
                </text:list-item>
                <text:list-item>
                  <text:p text:style-name="P15">Common problem: applying the wrong rule for the situation</text:p>
                </text:list-item>
              </text:list>
            </text:list-item>
            <text:list-item>
              <text:p text:style-name="P11">BNF – Backus-Naur Form</text:p>
              <text:list>
                <text:list-item>
                  <text:p text:style-name="P16">CFG for computers</text:p>
                </text:list-item>
                <text:list-item>
                  <text:p text:style-name="P17">Rules for a program</text:p>
                  <text:list>
                    <text:list-item>
                      <text:p text:style-name="P17">Lexical syntax <text:span text:style-name="T1">– </text:span>rules for symbols (numbers, identifiers, etc...)</text:p>
                    </text:list-item>
                    <text:list-item>
                      <text:p text:style-name="P17">Concrete syntax <text:span text:style-name="T1">– </text:span>specific rules including punctuation</text:p>
                    </text:list-item>
                    <text:list-item>
                      <text:p text:style-name="P17">Abstract syntax <text:span text:style-name="T1">– </text:span>less specific rules, no punctuation</text:p>
                    </text:list-item>
                    <text:list-item>
                      <text:p text:style-name="P17">Java example:</text:p>
                      <text:p text:style-name="P18">Class<text:tab/>:= BP (expr)*</text:p>
                      <text:p text:style-name="P18">expr<text:tab/>:= var;</text:p>
                      <text:list>
                        <text:list-item>
                          <text:list>
                            <text:list-header>
                              <text:p text:style-name="P17"><text:span text:style-name="T4">:</text:span><text:span text:style-name="T6">= var = </text:span><text:span text:style-name="T9">Aexpr</text:span><text:span text:style-name="T6">;</text:span></text:p>
                              <text:p text:style-name="P17"><text:span text:style-name="T4">:</text:span><text:span text:style-name="T7">= var = string;</text:span></text:p>
                            </text:list-header>
                          </text:list>
                        </text:list-item>
                      </text:list>
                      <text:p text:style-name="P19">Cexpr<text:tab/>:= term Cop term</text:p>
                      <text:p text:style-name="P23"><text:span text:style-name="T4">Aexpr<text:tab/>:= </text:span><text:span text:style-name="T6">term (</text:span><text:span text:style-name="T7">AO</text:span><text:span text:style-name="T6">p term)*</text:span></text:p>
                      <text:p text:style-name="P17"><text:span text:style-name="T5">int<text:tab/>:= </text:span><text:span text:style-name="T8">[0-9]+<text:tab/></text:span><text:span text:style-name="T5"><text:tab/><text:tab/></text:span><text:span text:style-name="T8">#[ ] are inclusive</text:span></text:p>
                      <text:p text:style-name="P20">var<text:tab/>:= [a-z] [a-z A-Z 0-9 _]*<text:tab/><text:tab/>#must have lowercase letter, can be followed b<text:span text:style-name="T10">y</text:span><text:tab/> <text:tab/><text:tab/><text:tab/><text:tab/><text:tab/>any of the things in the starred bracket</text:p>
                      <text:p text:style-name="P20"><text:span text:style-name="T10">AOp<text:tab/></text:span>:= + | - | % | * | / | //</text:p>
                      <text:p text:style-name="P21">string<text:tab/>:= “.*”;</text:p>
                      <text:p text:style-name="P22">term<text:tab/>:= var | int</text:p>
                      <text:p text:style-name="P22">IF<text:tab/>:= if \(<text:span text:style-name="T11">Cexpr</text:span>\) \{(expr)*\}</text:p>
                      <text:p text:style-name="P22">C<text:span text:style-name="T11">O</text:span>p<text:tab/>:= == | != | &lt;= | &gt;= | &lt; | 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Regular expressions aka <text:span text:style-name="T12">regexs</text:span></text:p>
          <text:list>
            <text:list-item>
              <text:p text:style-name="P24">Patterns or templates that do or do not match a particular string</text:p>
            </text:list-item>
            <text:list-item>
              <text:p text:style-name="P25">Perl example:<text:tab/><text:tab/>$y =~ s/ string / test;<text:tab/># =~ is the regex perl operator</text:p>
            </text:list-item>
          </text:list>
        </text:list-item>
      </text:list>
      <text:p text:style-name="P2"><text:tab/><text:tab/><text:tab/><text:tab/><text:tab/><text:tab/><text:tab/> <text:s text:c="5"/># s/ makes it replace a string with “test”</text:p>
      <text:list xml:id="list83941894872261" text:continue-numbering="true" text:style-name="L1">
        <text:list-item>
          <text:list>
            <text:list-item>
              <text:p text:style-name="P26">Notation</text:p>
              <text:list>
                <text:list-item>
                  <text:p text:style-name="P25">[0-9]<text:tab/>means<text:tab/>0 or 1 or 2…</text:p>
                </text:list-item>
                <text:list-item>
                  <text:p text:style-name="P25">[-0-9]<text:tab/>means<text:tab/>all numbers from 0 to 9 except 0</text:p>
                </text:list-item>
                <text:list-item>
                  <text:p text:style-name="P25">[0-9-]<text:tab/>means<text:tab/>0 or 1 or 2 or -</text:p>
                </text:list-item>
                <text:list-item>
                  <text:p text:style-name="P25">[0-9]{3}-[0-9]{4}<text:tab/>means<text:tab/>three numbers from 0 to 9 “-” four numbers from 0 to 9<text:span text:style-name="T13">*</text:span></text:p>
                </text:list-item>
                <text:list-item>
                  <text:p text:style-name="P27">. means any character</text:p>
                </text:list-item>
              </text:list>
            </text:list-item>
            <text:list-item>
              <text:p text:style-name="P25">Quantifiers</text:p>
              <text:list>
                <text:list-item>
                  <text:p text:style-name="P25"><text:span text:style-name="T13">* means 0 instances of something or more; Kleene sta</text:span>r</text:p>
                </text:list-item>
                <text:list-item>
                  <text:p text:style-name="P28">+ means 1 instance or more</text:p>
                </text:list-item>
                <text:list-item>
                  <text:p text:style-name="P28">? means 0 instances or 1 instance</text:p>
                </text:list-item>
                <text:list-item>
                  <text:p text:style-name="P29">{_ , _} means instances b/w the intervals given inside the braces</text:p>
                </text:list-item>
              </text:list>
            </text:list-item>
            <text:list-item>
              <text:p text:style-name="P34">Three Principles of RegEx:</text:p>
              <text:list>
                <text:list-item>
                  <text:p text:style-name="P30">Concatenation – one thing comes after another</text:p>
                </text:list-item>
                <text:list-item>
                  <text:p text:style-name="P30">Repetition</text:p>
                </text:list-item>
                <text:list-item>
                  <text:p text:style-name="P30">Choice</text:p>
                </text:list-item>
              </text:list>
            </text:list-item>
          </text:list>
        </text:list-item>
      </text:list>
      <text:p text:style-name="P31"/>
      <text:p text:style-name="P36"><text:soft-page-break/><text:span text:style-name="T14">1 Feb 2016 – Monday</text:span></text:p>
      <text:p text:style-name="P36"><text:span text:style-name="T17"/></text:p>
      <text:p text:style-name="P37"><text:span text:style-name="T19">V. <text:s/></text:span><text:span text:style-name="T17">Finite State </text:span><text:span text:style-name="T18">Automata</text:span><text:span text:style-name="T17"> – FSAs</text:span></text:p>
      <text:list xml:id="list7267286418954673294" text:style-name="L2">
        <text:list-item>
          <text:list>
            <text:list-item>
              <text:p text:style-name="P35"><text:span text:style-name="T17">States – nodes in a graph</text:span></text:p>
            </text:list-item>
            <text:list-item>
              <text:p text:style-name="P33">Unique starts</text:p>
            </text:list-item>
            <text:list-item>
              <text:p text:style-name="P33">Transition functions for moving b/w a state</text:p>
            </text:list-item>
            <text:list-item>
              <text:p text:style-name="P32"><text:span text:style-name="T20">O</text:span>ne or more final stat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8:52:34.594084000</meta:creation-date>
    <dc:date>2016-02-15T08:39:40.004314000</dc:date>
    <meta:editing-duration>PT1H54M41S</meta:editing-duration>
    <meta:editing-cycles>17</meta:editing-cycles>
    <meta:generator>LibreOffice/5.0.3.2$MacOSX_X86_64 LibreOffice_project/e5f16313668ac592c1bfb310f4390624e3dbfb75</meta:generator>
    <meta:document-statistic meta:table-count="0" meta:image-count="0" meta:object-count="0" meta:page-count="3" meta:paragraph-count="99" meta:word-count="717" meta:character-count="3746" meta:non-whitespace-character-count="3167"/>
  </office:meta>
</office:document-meta>
</file>